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2"/>
    <style:style style:name="ce4" style:family="table-cell" style:parent-style-name="Default" style:data-style-name="N2">
      <style:text-properties fo:color="#c9211e"/>
    </style:style>
    <style:style style:name="ce5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ce3"/>
        <table:table-column table:style-name="co1" table:default-cell-style-name="ce4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Spread %</text:p>
          </table:table-cell>
          <table:table-cell table:style-name="ce1" office:value-type="string" calcext:value-type="string">
            <text:p>Spread USD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Fee</text:p>
          </table:table-cell>
          <table:table-cell table:style-name="ce1" office:value-type="string" calcext:value-type="string">
            <text:p>Profit</text:p>
          </table:table-cell>
          <table:table-cell/>
          <table:table-cell table:style-name="ce1" office:value-type="string" calcext:value-type="string">
            <text:p>BTC Price</text:p>
          </table:table-cell>
          <table:table-cell office:value-type="float" office:value="52336.4" calcext:value-type="float">
            <text:p>52336.4</text:p>
          </table:table-cell>
        </table:table-row>
        <table:table-row table:style-name="ro1">
          <table:table-cell table:formula="of:=0.001" office:value-type="percentage" office:value="0.001" calcext:value-type="percentage">
            <text:p>0.10%</text:p>
          </table:table-cell>
          <table:table-cell table:formula="of:=[.I1]*[.A2]" office:value-type="float" office:value="52.3364" calcext:value-type="float">
            <text:p>52.34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2]/([.I1]-([.B2]/2)))*([.I1]+([.B2]/2))" office:value-type="float" office:value="200.200100050025" calcext:value-type="float">
            <text:p>200.20</text:p>
          </table:table-cell>
          <table:table-cell table:formula="of:=[.C2]*0.001+[.D2]*0.001" office:value-type="float" office:value="0.400200100050025" calcext:value-type="float">
            <text:p>0.40</text:p>
          </table:table-cell>
          <table:table-cell table:style-name="ce5" table:formula="of:=[.D2]-[.C2]-[.E2]" office:value-type="float" office:value="-0.200100050025011" calcext:value-type="float">
            <text:p>-0.20</text:p>
          </table:table-cell>
          <table:table-cell/>
          <table:table-cell table:style-name="ce1" office:value-type="string" calcext:value-type="string">
            <text:p>Wager USD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percentage" office:value="0.0015" calcext:value-type="percentage">
            <text:p>0.15%</text:p>
          </table:table-cell>
          <table:table-cell table:formula="of:=[.I1]*[.A3]" office:value-type="float" office:value="78.5046" calcext:value-type="float">
            <text:p>78.50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3]/([.I1]-([.B3]/2)))*([.I1]+([.B3]/2))" office:value-type="float" office:value="200.300225168877" calcext:value-type="float">
            <text:p>200.30</text:p>
          </table:table-cell>
          <table:table-cell table:formula="of:=[.C3]*0.001+[.D3]*0.001" office:value-type="float" office:value="0.400300225168877" calcext:value-type="float">
            <text:p>0.40</text:p>
          </table:table-cell>
          <table:table-cell table:style-name="ce5" table:formula="of:=[.D3]-[.C3]-[.E3]" office:value-type="float" office:value="-0.100075056292212" calcext:value-type="float">
            <text:p>-0.10</text:p>
          </table:table-cell>
          <table:table-cell table:number-columns-repeated="3"/>
        </table:table-row>
        <table:table-row table:style-name="ro1">
          <table:table-cell office:value-type="percentage" office:value="0.002" calcext:value-type="percentage">
            <text:p>0.20%</text:p>
          </table:table-cell>
          <table:table-cell table:formula="of:=[.I1]*[.A4]" office:value-type="float" office:value="104.6728" calcext:value-type="float">
            <text:p>104.67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4]/([.I1]-([.B4]/2)))*([.I1]+([.B4]/2))" office:value-type="float" office:value="200.4004004004" calcext:value-type="float">
            <text:p>200.40</text:p>
          </table:table-cell>
          <table:table-cell table:formula="of:=[.C4]*0.001+[.D4]*0.001" office:value-type="float" office:value="0.4004004004004" calcext:value-type="float">
            <text:p>0.40</text:p>
          </table:table-cell>
          <table:table-cell table:formula="of:=[.D4]-[.C4]-[.E4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percentage" office:value="0.0025" calcext:value-type="percentage">
            <text:p>0.25%</text:p>
          </table:table-cell>
          <table:table-cell table:formula="of:=[.I1]*[.A5]" office:value-type="float" office:value="130.841" calcext:value-type="float">
            <text:p>130.84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5]/([.I1]-([.B5]/2)))*([.I1]+([.B5]/2))" office:value-type="float" office:value="200.500625782228" calcext:value-type="float">
            <text:p>200.50</text:p>
          </table:table-cell>
          <table:table-cell table:formula="of:=[.C5]*0.001+[.D5]*0.001" office:value-type="float" office:value="0.400500625782228" calcext:value-type="float">
            <text:p>0.40</text:p>
          </table:table-cell>
          <table:table-cell table:formula="of:=[.D5]-[.C5]-[.E5]" office:value-type="float" office:value="0.100125156445558" calcext:value-type="float">
            <text:p>0.10</text:p>
          </table:table-cell>
          <table:table-cell table:number-columns-repeated="3"/>
        </table:table-row>
        <table:table-row table:style-name="ro1">
          <table:table-cell office:value-type="percentage" office:value="0.003" calcext:value-type="percentage">
            <text:p>0.30%</text:p>
          </table:table-cell>
          <table:table-cell table:formula="of:=[.I1]*[.A6]" office:value-type="float" office:value="157.0092" calcext:value-type="float">
            <text:p>157.01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6]/([.I1]-([.B6]/2)))*([.I1]+([.B6]/2))" office:value-type="float" office:value="200.600901352028" calcext:value-type="float">
            <text:p>200.60</text:p>
          </table:table-cell>
          <table:table-cell table:formula="of:=[.C6]*0.001+[.D6]*0.001" office:value-type="float" office:value="0.400600901352028" calcext:value-type="float">
            <text:p>0.40</text:p>
          </table:table-cell>
          <table:table-cell table:formula="of:=[.D6]-[.C6]-[.E6]" office:value-type="float" office:value="0.200300450676018" calcext:value-type="float">
            <text:p>0.20</text:p>
          </table:table-cell>
          <table:table-cell table:number-columns-repeated="3"/>
        </table:table-row>
        <table:table-row table:style-name="ro1">
          <table:table-cell office:value-type="percentage" office:value="0.0035" calcext:value-type="percentage">
            <text:p>0.35%</text:p>
          </table:table-cell>
          <table:table-cell table:formula="of:=[.I1]*[.A7]" office:value-type="float" office:value="183.1774" calcext:value-type="float">
            <text:p>183.18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7]/([.I1]-([.B7]/2)))*([.I1]+([.B7]/2))" office:value-type="float" office:value="200.701227147508" calcext:value-type="float">
            <text:p>200.70</text:p>
          </table:table-cell>
          <table:table-cell table:formula="of:=[.C7]*0.001+[.D7]*0.001" office:value-type="float" office:value="0.400701227147508" calcext:value-type="float">
            <text:p>0.40</text:p>
          </table:table-cell>
          <table:table-cell table:formula="of:=[.D7]-[.C7]-[.E7]" office:value-type="float" office:value="0.300525920360641" calcext:value-type="float">
            <text:p>0.30</text:p>
          </table:table-cell>
          <table:table-cell table:number-columns-repeated="3"/>
        </table:table-row>
        <table:table-row table:style-name="ro1">
          <table:table-cell office:value-type="percentage" office:value="0.004" calcext:value-type="percentage">
            <text:p>0.40%</text:p>
          </table:table-cell>
          <table:table-cell table:formula="of:=[.I1]*[.A8]" office:value-type="float" office:value="209.3456" calcext:value-type="float">
            <text:p>209.35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8]/([.I1]-([.B8]/2)))*([.I1]+([.B8]/2))" office:value-type="float" office:value="200.801603206413" calcext:value-type="float">
            <text:p>200.80</text:p>
          </table:table-cell>
          <table:table-cell table:formula="of:=[.C8]*0.001+[.D8]*0.001" office:value-type="float" office:value="0.400801603206413" calcext:value-type="float">
            <text:p>0.40</text:p>
          </table:table-cell>
          <table:table-cell table:formula="of:=[.D8]-[.C8]-[.E8]" office:value-type="float" office:value="0.400801603206422" calcext:value-type="float">
            <text:p>0.40</text:p>
          </table:table-cell>
          <table:table-cell table:number-columns-repeated="3"/>
        </table:table-row>
        <table:table-row table:style-name="ro1">
          <table:table-cell office:value-type="percentage" office:value="0.0045" calcext:value-type="percentage">
            <text:p>0.45%</text:p>
          </table:table-cell>
          <table:table-cell table:formula="of:=[.I1]*[.A9]" office:value-type="float" office:value="235.5138" calcext:value-type="float">
            <text:p>235.51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9]/([.I1]-([.B9]/2)))*([.I1]+([.B9]/2))" office:value-type="float" office:value="200.902029566525" calcext:value-type="float">
            <text:p>200.90</text:p>
          </table:table-cell>
          <table:table-cell table:formula="of:=[.C9]*0.001+[.D9]*0.001" office:value-type="float" office:value="0.400902029566525" calcext:value-type="float">
            <text:p>0.40</text:p>
          </table:table-cell>
          <table:table-cell table:formula="of:=[.D9]-[.C9]-[.E9]" office:value-type="float" office:value="0.501127536958179" calcext:value-type="float">
            <text:p>0.50</text:p>
          </table:table-cell>
          <table:table-cell table:number-columns-repeated="3"/>
        </table:table-row>
        <table:table-row table:style-name="ro1">
          <table:table-cell office:value-type="percentage" office:value="0.005" calcext:value-type="percentage">
            <text:p>0.50%</text:p>
          </table:table-cell>
          <table:table-cell table:formula="of:=[.I1]*[.A10]" office:value-type="float" office:value="261.682" calcext:value-type="float">
            <text:p>261.68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10]/([.I1]-([.B10]/2)))*([.I1]+([.B10]/2))" office:value-type="float" office:value="201.002506265664" calcext:value-type="float">
            <text:p>201.00</text:p>
          </table:table-cell>
          <table:table-cell table:formula="of:=[.C10]*0.001+[.D10]*0.001" office:value-type="float" office:value="0.401002506265664" calcext:value-type="float">
            <text:p>0.40</text:p>
          </table:table-cell>
          <table:table-cell table:formula="of:=[.D10]-[.C10]-[.E10]" office:value-type="float" office:value="0.601503759398517" calcext:value-type="float">
            <text:p>0.60</text:p>
          </table:table-cell>
          <table:table-cell table:number-columns-repeated="3"/>
        </table:table-row>
        <table:table-row table:style-name="ro1">
          <table:table-cell office:value-type="percentage" office:value="0.0055" calcext:value-type="percentage">
            <text:p>0.55%</text:p>
          </table:table-cell>
          <table:table-cell table:formula="of:=[.I1]*[.A11]" office:value-type="float" office:value="287.8502" calcext:value-type="float">
            <text:p>287.85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11]/([.I1]-([.B11]/2)))*([.I1]+([.B11]/2))" office:value-type="float" office:value="201.10303334169" calcext:value-type="float">
            <text:p>201.10</text:p>
          </table:table-cell>
          <table:table-cell table:formula="of:=[.C11]*0.001+[.D11]*0.001" office:value-type="float" office:value="0.40110303334169" calcext:value-type="float">
            <text:p>0.40</text:p>
          </table:table-cell>
          <table:table-cell table:formula="of:=[.D11]-[.C11]-[.E11]" office:value-type="float" office:value="0.701930308347949" calcext:value-type="float">
            <text:p>0.70</text:p>
          </table:table-cell>
          <table:table-cell table:number-columns-repeated="3"/>
        </table:table-row>
        <table:table-row table:style-name="ro1">
          <table:table-cell office:value-type="percentage" office:value="0.006" calcext:value-type="percentage">
            <text:p>0.60%</text:p>
          </table:table-cell>
          <table:table-cell table:formula="of:=[.I1]*[.A12]" office:value-type="float" office:value="314.0184" calcext:value-type="float">
            <text:p>314.02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12]/([.I1]-([.B12]/2)))*([.I1]+([.B12]/2))" office:value-type="float" office:value="201.203610832497" calcext:value-type="float">
            <text:p>201.20</text:p>
          </table:table-cell>
          <table:table-cell table:formula="of:=[.C12]*0.001+[.D12]*0.001" office:value-type="float" office:value="0.401203610832498" calcext:value-type="float">
            <text:p>0.40</text:p>
          </table:table-cell>
          <table:table-cell table:formula="of:=[.D12]-[.C12]-[.E12]" office:value-type="float" office:value="0.802407221665006" calcext:value-type="float">
            <text:p>0.80</text:p>
          </table:table-cell>
          <table:table-cell table:number-columns-repeated="3"/>
        </table:table-row>
        <table:table-row table:style-name="ro1">
          <table:table-cell office:value-type="percentage" office:value="0.0065" calcext:value-type="percentage">
            <text:p>0.65%</text:p>
          </table:table-cell>
          <table:table-cell table:formula="of:=[.I1]*[.A13]" office:value-type="float" office:value="340.1866" calcext:value-type="float">
            <text:p>340.19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13]/([.I1]-([.B13]/2)))*([.I1]+([.B13]/2))" office:value-type="float" office:value="201.304238776022" calcext:value-type="float">
            <text:p>201.30</text:p>
          </table:table-cell>
          <table:table-cell table:formula="of:=[.C13]*0.001+[.D13]*0.001" office:value-type="float" office:value="0.401304238776022" calcext:value-type="float">
            <text:p>0.40</text:p>
          </table:table-cell>
          <table:table-cell table:formula="of:=[.D13]-[.C13]-[.E13]" office:value-type="float" office:value="0.902934537246039" calcext:value-type="float">
            <text:p>0.90</text:p>
          </table:table-cell>
          <table:table-cell table:number-columns-repeated="3"/>
        </table:table-row>
        <table:table-row table:style-name="ro1">
          <table:table-cell office:value-type="percentage" office:value="0.007" calcext:value-type="percentage">
            <text:p>0.70%</text:p>
          </table:table-cell>
          <table:table-cell table:formula="of:=[.I1]*[.A14]" office:value-type="float" office:value="366.3548" calcext:value-type="float">
            <text:p>366.35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14]/([.I1]-([.B14]/2)))*([.I1]+([.B14]/2))" office:value-type="float" office:value="201.404917210236" calcext:value-type="float">
            <text:p>201.40</text:p>
          </table:table-cell>
          <table:table-cell table:formula="of:=[.C14]*0.001+[.D14]*0.001" office:value-type="float" office:value="0.401404917210236" calcext:value-type="float">
            <text:p>0.40</text:p>
          </table:table-cell>
          <table:table-cell table:formula="of:=[.D14]-[.C14]-[.E14]" office:value-type="float" office:value="1.00351229302559" calcext:value-type="float">
            <text:p>1.00</text:p>
          </table:table-cell>
          <table:table-cell table:number-columns-repeated="3"/>
        </table:table-row>
        <table:table-row table:style-name="ro1">
          <table:table-cell office:value-type="percentage" office:value="0.0075" calcext:value-type="percentage">
            <text:p>0.75%</text:p>
          </table:table-cell>
          <table:table-cell table:formula="of:=[.I1]*[.A15]" office:value-type="float" office:value="392.523" calcext:value-type="float">
            <text:p>392.52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15]/([.I1]-([.B15]/2)))*([.I1]+([.B15]/2))" office:value-type="float" office:value="201.505646173149" calcext:value-type="float">
            <text:p>201.51</text:p>
          </table:table-cell>
          <table:table-cell table:formula="of:=[.C15]*0.001+[.D15]*0.001" office:value-type="float" office:value="0.401505646173149" calcext:value-type="float">
            <text:p>0.40</text:p>
          </table:table-cell>
          <table:table-cell table:formula="of:=[.D15]-[.C15]-[.E15]" office:value-type="float" office:value="1.10414052697618" calcext:value-type="float">
            <text:p>1.10</text:p>
          </table:table-cell>
          <table:table-cell table:number-columns-repeated="3"/>
        </table:table-row>
        <table:table-row table:style-name="ro1">
          <table:table-cell office:value-type="percentage" office:value="0.008" calcext:value-type="percentage">
            <text:p>0.80%</text:p>
          </table:table-cell>
          <table:table-cell table:formula="of:=[.I1]*[.A16]" office:value-type="float" office:value="418.6912" calcext:value-type="float">
            <text:p>418.69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16]/([.I1]-([.B16]/2)))*([.I1]+([.B16]/2))" office:value-type="float" office:value="201.606425702811" calcext:value-type="float">
            <text:p>201.61</text:p>
          </table:table-cell>
          <table:table-cell table:formula="of:=[.C16]*0.001+[.D16]*0.001" office:value-type="float" office:value="0.401606425702811" calcext:value-type="float">
            <text:p>0.40</text:p>
          </table:table-cell>
          <table:table-cell table:formula="of:=[.D16]-[.C16]-[.E16]" office:value-type="float" office:value="1.20481927710843" calcext:value-type="float">
            <text:p>1.20</text:p>
          </table:table-cell>
          <table:table-cell table:number-columns-repeated="3"/>
        </table:table-row>
        <table:table-row table:style-name="ro1">
          <table:table-cell office:value-type="percentage" office:value="0.0085" calcext:value-type="percentage">
            <text:p>0.85%</text:p>
          </table:table-cell>
          <table:table-cell table:formula="of:=[.I1]*[.A17]" office:value-type="float" office:value="444.8594" calcext:value-type="float">
            <text:p>444.86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17]/([.I1]-([.B17]/2)))*([.I1]+([.B17]/2))" office:value-type="float" office:value="201.707255837309" calcext:value-type="float">
            <text:p>201.71</text:p>
          </table:table-cell>
          <table:table-cell table:formula="of:=[.C17]*0.001+[.D17]*0.001" office:value-type="float" office:value="0.401707255837309" calcext:value-type="float">
            <text:p>0.40</text:p>
          </table:table-cell>
          <table:table-cell table:formula="of:=[.D17]-[.C17]-[.E17]" office:value-type="float" office:value="1.30554858147126" calcext:value-type="float">
            <text:p>1.31</text:p>
          </table:table-cell>
          <table:table-cell table:number-columns-repeated="3"/>
        </table:table-row>
        <table:table-row table:style-name="ro1">
          <table:table-cell office:value-type="percentage" office:value="0.009" calcext:value-type="percentage">
            <text:p>0.90%</text:p>
          </table:table-cell>
          <table:table-cell table:formula="of:=[.I1]*[.A18]" office:value-type="float" office:value="471.0276" calcext:value-type="float">
            <text:p>471.03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18]/([.I1]-([.B18]/2)))*([.I1]+([.B18]/2))" office:value-type="float" office:value="201.808136614766" calcext:value-type="float">
            <text:p>201.81</text:p>
          </table:table-cell>
          <table:table-cell table:formula="of:=[.C18]*0.001+[.D18]*0.001" office:value-type="float" office:value="0.401808136614766" calcext:value-type="float">
            <text:p>0.40</text:p>
          </table:table-cell>
          <table:table-cell table:formula="of:=[.D18]-[.C18]-[.E18]" office:value-type="float" office:value="1.40632847815169" calcext:value-type="float">
            <text:p>1.41</text:p>
          </table:table-cell>
          <table:table-cell table:number-columns-repeated="3"/>
        </table:table-row>
        <table:table-row table:style-name="ro1">
          <table:table-cell office:value-type="percentage" office:value="0.0095" calcext:value-type="percentage">
            <text:p>0.95%</text:p>
          </table:table-cell>
          <table:table-cell table:formula="of:=[.I1]*[.A19]" office:value-type="float" office:value="497.1958" calcext:value-type="float">
            <text:p>497.20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19]/([.I1]-([.B19]/2)))*([.I1]+([.B19]/2))" office:value-type="float" office:value="201.909068073348" calcext:value-type="float">
            <text:p>201.91</text:p>
          </table:table-cell>
          <table:table-cell table:formula="of:=[.C19]*0.001+[.D19]*0.001" office:value-type="float" office:value="0.401909068073348" calcext:value-type="float">
            <text:p>0.40</text:p>
          </table:table-cell>
          <table:table-cell table:formula="of:=[.D19]-[.C19]-[.E19]" office:value-type="float" office:value="1.50715900527506" calcext:value-type="float">
            <text:p>1.51</text:p>
          </table:table-cell>
          <table:table-cell table:number-columns-repeated="3"/>
        </table:table-row>
        <table:table-row table:style-name="ro1">
          <table:table-cell office:value-type="percentage" office:value="0.01" calcext:value-type="percentage">
            <text:p>1.00%</text:p>
          </table:table-cell>
          <table:table-cell table:formula="of:=[.I1]*[.A20]" office:value-type="float" office:value="523.364" calcext:value-type="float">
            <text:p>523.36</text:p>
          </table:table-cell>
          <table:table-cell table:formula="of:=[.I2]" office:value-type="float" office:value="200" calcext:value-type="float">
            <text:p>200.00</text:p>
          </table:table-cell>
          <table:table-cell table:formula="of:=([.C20]/([.I1]-([.B20]/2)))*([.I1]+([.B20]/2))" office:value-type="float" office:value="202.010050251256" calcext:value-type="float">
            <text:p>202.01</text:p>
          </table:table-cell>
          <table:table-cell table:formula="of:=[.C20]*0.001+[.D20]*0.001" office:value-type="float" office:value="0.402010050251256" calcext:value-type="float">
            <text:p>0.40</text:p>
          </table:table-cell>
          <table:table-cell table:formula="of:=[.D20]-[.C20]-[.E20]" office:value-type="float" office:value="1.60804020100502" calcext:value-type="float">
            <text:p>1.6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18:38:10.877905337</meta:creation-date>
    <dc:date>2024-02-18T19:09:41.709873302</dc:date>
    <meta:editing-duration>PT11M10S</meta:editing-duration>
    <meta:editing-cycles>1</meta:editing-cycles>
    <meta:document-statistic meta:table-count="1" meta:cell-count="124" meta:object-count="0"/>
    <meta:generator>LibreOffice/7.3.7.2$Linux_X86_64 LibreOffice_project/30$Build-2</meta:generator>
  </office:meta>
</office:document-meta>
</file>